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19cm"/>
    </style:style>
    <style:style style:name="co2" style:family="table-column">
      <style:table-column-properties fo:break-before="auto" style:column-width="5.9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Archivos de cabeceras de la biblioteca ANSI C[editar · editar código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&lt;assert.h&gt;</text:p>
          </table:table-cell>
          <table:table-cell office:value-type="string">
            <text:p>Contiene la macro assert (aserción), utilizada para detectar errores lógicos y otros tipos de fallos en la depuración de un programa.</text:p>
          </table:table-cell>
        </table:table-row>
        <table:table-row table:style-name="ro1">
          <table:table-cell office:value-type="string">
            <text:p>&lt;complex.h&gt;</text:p>
          </table:table-cell>
          <table:table-cell office:value-type="string">
            <text:p>Conjunto de funciones para manipular números complejos (nuevo en C99).</text:p>
          </table:table-cell>
        </table:table-row>
        <table:table-row table:style-name="ro1">
          <table:table-cell office:value-type="string">
            <text:p>&lt;ctype.h&gt;</text:p>
          </table:table-cell>
          <table:table-cell office:value-type="string">
            <text:p>Contiene funciones para clasificar caracteres según sus tipos o para convertir entre mayúsculas y minúsculas independientemente del conjunto de caracteres (típicamente ASCII o alguna de sus extensiones).</text:p>
          </table:table-cell>
        </table:table-row>
        <table:table-row table:style-name="ro1">
          <table:table-cell office:value-type="string">
            <text:p>&lt;errno.h&gt;</text:p>
          </table:table-cell>
          <table:table-cell office:value-type="string">
            <text:p>Para analizar los códigos de error devueltos por las funciones de biblioteca.</text:p>
          </table:table-cell>
        </table:table-row>
        <table:table-row table:style-name="ro1">
          <table:table-cell office:value-type="string">
            <text:p>&lt;fenv.h&gt;</text:p>
          </table:table-cell>
          <table:table-cell office:value-type="string">
            <text:p>Para controlar entornos en coma flotante (nuevo en C99).</text:p>
          </table:table-cell>
        </table:table-row>
        <table:table-row table:style-name="ro1">
          <table:table-cell office:value-type="string">
            <text:p>&lt;float.h&gt;</text:p>
          </table:table-cell>
          <table:table-cell office:value-type="string">
            <text:p>Contiene la definición de constantes que especifican ciertas propiedades de la biblioteca de coma flotante, como la diferencia mínima entre dos números en coma flotante (_EPSOLON), el número máximo de dígitos de precisión (_DIG), o el rango de valores que se pueden representar (_MIN, _MAX).</text:p>
          </table:table-cell>
        </table:table-row>
        <table:table-row table:style-name="ro1">
          <table:table-cell office:value-type="string">
            <text:p>&lt;inttypes.h&gt;</text:p>
          </table:table-cell>
          <table:table-cell office:value-type="string">
            <text:p>Para operaciones de conversión con precisión entre tipos enteros (nuevo en C99).</text:p>
          </table:table-cell>
        </table:table-row>
        <table:table-row table:style-name="ro1">
          <table:table-cell office:value-type="string">
            <text:p>&lt;iso646.h&gt;</text:p>
          </table:table-cell>
          <table:table-cell office:value-type="string">
            <text:p>Para utilizar los conjuntos de caracteres ISO 646 (nuevo en NA1).</text:p>
          </table:table-cell>
        </table:table-row>
        <table:table-row table:style-name="ro1">
          <table:table-cell office:value-type="string">
            <text:p>&lt;limits.h&gt;</text:p>
          </table:table-cell>
          <table:table-cell office:value-type="string">
            <text:p>Contiene la definición de constantes que especifican ciertas propiedades de los tipos enteros, como rango de valores que se pueden representar (_MIN, _MAX).</text:p>
          </table:table-cell>
        </table:table-row>
        <table:table-row table:style-name="ro1">
          <table:table-cell office:value-type="string">
            <text:p>&lt;locale.h&gt;</text:p>
          </table:table-cell>
          <table:table-cell office:value-type="string">
            <text:p>Para la función setlocale() y las constantes relacionadas. Se utiliza para seleccionar el entorno local apropiado (configuración regional).</text:p>
          </table:table-cell>
        </table:table-row>
        <table:table-row table:style-name="ro1">
          <table:table-cell office:value-type="string">
            <text:p>&lt;math.h&gt;</text:p>
          </table:table-cell>
          <table:table-cell office:value-type="string">
            <text:p>Contiene las funciones matemáticas comunes.</text:p>
          </table:table-cell>
        </table:table-row>
        <table:table-row table:style-name="ro1">
          <table:table-cell office:value-type="string">
            <text:p>&lt;setjmp.h&gt;</text:p>
          </table:table-cell>
          <table:table-cell office:value-type="string">
            <text:p>Declara las macros setjmp y longjmp para proporcionar saltos de flujo de control de programa no locales.</text:p>
          </table:table-cell>
        </table:table-row>
        <table:table-row table:style-name="ro1">
          <table:table-cell office:value-type="string">
            <text:p>&lt;signal.h&gt;</text:p>
          </table:table-cell>
          <table:table-cell office:value-type="string">
            <text:p>Para controlar algunas situaciones excepcionales como la división por cero.</text:p>
          </table:table-cell>
        </table:table-row>
        <table:table-row table:style-name="ro1">
          <table:table-cell office:value-type="string">
            <text:p>&lt;stdarg.h&gt;</text:p>
          </table:table-cell>
          <table:table-cell office:value-type="string">
            <text:p>posibilita el acceso a una cantidad variable de argumentos pasados a una función.</text:p>
          </table:table-cell>
        </table:table-row>
        <table:table-row table:style-name="ro1">
          <table:table-cell office:value-type="string">
            <text:p>&lt;stdbool.h&gt;</text:p>
          </table:table-cell>
          <table:table-cell office:value-type="string">
            <text:p>Para el tipo booleano (nuevo en C99).</text:p>
          </table:table-cell>
        </table:table-row>
        <table:table-row table:style-name="ro1">
          <table:table-cell office:value-type="string">
            <text:p>&lt;stdint.h&gt;</text:p>
          </table:table-cell>
          <table:table-cell office:value-type="string">
            <text:p>Para definir varios tipos enteros (nuevo en C99).</text:p>
          </table:table-cell>
        </table:table-row>
        <table:table-row table:style-name="ro1">
          <table:table-cell office:value-type="string">
            <text:p>&lt;stddef.h&gt;</text:p>
          </table:table-cell>
          <table:table-cell office:value-type="string">
            <text:p>Para definir varios tipos de macros de utilidad.</text:p>
          </table:table-cell>
        </table:table-row>
        <table:table-row table:style-name="ro1">
          <table:table-cell office:value-type="string">
            <text:p>&lt;stdio.h&gt;</text:p>
          </table:table-cell>
          <table:table-cell office:value-type="string">
            <text:p>Proporciona el núcleo de las capacidades de entrada/salida del lenguaje C (incluye la venerable función printf).</text:p>
          </table:table-cell>
        </table:table-row>
        <table:table-row table:style-name="ro1">
          <table:table-cell office:value-type="string">
            <text:p>&lt;stdlib.h&gt;</text:p>
          </table:table-cell>
          <table:table-cell office:value-type="string">
            <text:p>Para realizar ciertas operaciones como conversión de tipos, generación de números pseudo-aleatorios, gestión de memoria dinámica, control de procesos, funciones de entorno, de señalización (??), de ordenación y búsqueda.</text:p>
          </table:table-cell>
        </table:table-row>
        <table:table-row table:style-name="ro1">
          <table:table-cell office:value-type="string">
            <text:p>&lt;string.h&gt;</text:p>
          </table:table-cell>
          <table:table-cell office:value-type="string">
            <text:p>Para manipulación de cadenas de caracteres.</text:p>
          </table:table-cell>
        </table:table-row>
        <table:table-row table:style-name="ro1">
          <table:table-cell office:value-type="string">
            <text:p>&lt;tgmath.h&gt;</text:p>
          </table:table-cell>
          <table:table-cell office:value-type="string">
            <text:p>Contiene funcionalidades matemáticas de tipo genérico (type-generic) (nuevo en C99).</text:p>
          </table:table-cell>
        </table:table-row>
        <table:table-row table:style-name="ro1">
          <table:table-cell office:value-type="string">
            <text:p>&lt;time.h&gt;</text:p>
          </table:table-cell>
          <table:table-cell office:value-type="string">
            <text:p>Para tratamiento y conversión entre formatos de fecha y hora.</text:p>
          </table:table-cell>
        </table:table-row>
        <table:table-row table:style-name="ro1">
          <table:table-cell office:value-type="string">
            <text:p>&lt;wchar.h&gt;</text:p>
          </table:table-cell>
          <table:table-cell office:value-type="string">
            <text:p>Para manipular flujos de datos anchos y varias clases de cadenas de caracteres anchos (2 o más bytes por carácter), necesario para soportar caracteres de diferentes idiomas (nuevo en NA1).</text:p>
          </table:table-cell>
        </table:table-row>
        <table:table-row table:style-name="ro1">
          <table:table-cell office:value-type="string">
            <text:p>&lt;wctype.h&gt;</text:p>
          </table:table-cell>
          <table:table-cell office:value-type="string">
            <text:p>Para clasificar caracteres anchos (nuevo en NA1).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8T11:24:17</meta:creation-date>
    <dc:date>2013-12-28T11:25:08</dc:date>
    <meta:editing-duration>P0D</meta:editing-duration>
    <meta:editing-cycles>1</meta:editing-cycles>
    <meta:document-statistic meta:table-count="3" meta:cell-count="49" meta:object-count="0"/>
    <meta:generator>LibreOffice/3.5$Linux_X86_64 LibreOffice_project/350m1$Build-2</meta:generator>
  </office:meta>
</office:document-meta>
</file>